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693in" fo:margin-bottom="0.0693in" fo:line-height="100%"/>
      <style:text-properties style:font-name-asian="Times New Roman" style:font-name-complex="Arial1"/>
    </style:style>
    <style:style style:name="P2" style:family="paragraph" style:parent-style-name="Standard">
      <style:paragraph-properties fo:margin-top="0.0693in" fo:margin-bottom="0.0693in" fo:line-height="100%"/>
      <style:text-properties style:text-underline-style="solid" style:text-underline-width="auto" style:text-underline-color="font-color" style:font-name-asian="Times New Roman" style:font-name-complex="Arial1"/>
    </style:style>
    <style:style style:name="P3" style:family="paragraph" style:parent-style-name="List_20_Paragraph">
      <style:paragraph-properties fo:margin-left="0.75in" fo:margin-right="0in" fo:text-indent="0in" style:auto-text-indent="false"/>
    </style:style>
    <style:style style:name="P4" style:family="paragraph" style:parent-style-name="Standard">
      <style:paragraph-properties fo:margin-left="0.5in" fo:margin-right="0in" fo:margin-top="0.0693in" fo:margin-bottom="0.0693in" fo:line-height="100%" fo:text-indent="0in" style:auto-text-indent="false"/>
      <style:text-properties style:font-name-asian="Times New Roman" style:font-name-complex="Arial1"/>
    </style:style>
    <style:style style:name="P5" style:family="paragraph" style:parent-style-name="Standard" style:master-page-name="Standard">
      <style:paragraph-properties fo:margin-top="0.0693in" fo:margin-bottom="0.0693in" fo:line-height="100%" style:page-number="auto"/>
    </style:style>
    <style:style style:name="P6" style:family="paragraph" style:parent-style-name="List_20_Paragraph" style:list-style-name="WWNum1"/>
    <style:style style:name="P7" style:family="paragraph" style:parent-style-name="List_20_Paragraph" style:list-style-name="WWNum1">
      <style:paragraph-properties fo:margin-top="0.0693in" fo:margin-bottom="0.0693in" fo:line-height="100%"/>
      <style:text-properties style:font-name-asian="Times New Roman" style:font-name-complex="Arial1"/>
    </style:style>
    <style:style style:name="P8" style:family="paragraph" style:parent-style-name="List_20_Paragraph">
      <style:paragraph-properties fo:margin-left="0.75in" fo:margin-right="0in" fo:text-indent="0in" style:auto-text-indent="false"/>
    </style:style>
    <style:style style:name="T1" style:family="text">
      <style:text-properties fo:font-weight="bold" style:font-name-asian="Times New Roman" style:font-weight-asian="bold" style:font-name-complex="Arial1" style:font-weight-complex="bold"/>
    </style:style>
    <style:style style:name="T2" style:family="text">
      <style:text-properties style:text-position="super 58%" fo:font-weight="bold" style:font-name-asian="Times New Roman" style:font-weight-asian="bold" style:font-name-complex="Arial1" style:font-weight-complex="bold"/>
    </style:style>
    <style:style style:name="T3"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Quiz #1 (25 pts) – March 1</text:span><text:span text:style-name="T2">st</text:span><text:span text:style-name="T1">, 2016</text:span></text:p>
      <text:p text:style-name="P2">All answers must be of your own work. Type out your answers and submit your quiz through Blackboard for Quiz #1.</text:p>
      <text:p text:style-name="P1"/>
      <text:list xml:id="list544484291884526975" text:style-name="WWNum1">
        <text:list-item>
          <text:p text:style-name="P7">(10 points) Explain in your own words how event handling works, why do we need event handling in GUI application development.<text:tab/></text:p>
        </text:list-item>
      </text:list>
      <text:p text:style-name="P1"/>
      <text:p text:style-name="P4">A program works sequential, running its main programs under the Main class, stepping down line by line until all code is executed and program terminates. Event Handling dose not necessarily work in that way. Based on the users input, Event Handling will take the user input, and do something with it. It dose this through the following tools: the event source, the event object and the event listener.</text:p>
      <text:p text:style-name="P4">The Event <text:s/>Source is where the user interacts with the program. The Event Handler encapsulates information about the event occurred. The Event Listener then is notified by the source to do or execute the next sequence with the Event Objects that were recorded. All together, these help the GUI program work together.</text:p>
      <text:p text:style-name="P4">For example, in a GUI program (EVENT SOURCE) where the user must input a user name and password into a JTextField <text:s/>box and a JpasswordField (EVENT OBJECTS), a JButton might not work if the two fields do not have a valid input. The next step in the program will occur once the info in the <text:s text:c="2"/>JTextField <text:s/>and the JPasswordField is inputted, followed by a press of a Jbutton (EVENT SOURCE communicating to EVENT LISTENER) which executes a check to see if the Fields have valid inputs.</text:p>
      <text:p text:style-name="P4">Where any sequential program would crash, the Event Handling in a GUI driven Java program will simply wait until all conditions are valid, in order to proceed to the next step in the written code.</text:p>
      <text:p text:style-name="P4"/>
      <text:list xml:id="list40359820" text:continue-numbering="true" text:style-name="WWNum1">
        <text:list-item>
          <text:p text:style-name="P6">(10 points, 2 points per part) <text:span text:style-name="T3">Name</text:span> and <text:span text:style-name="T3">describe</text:span> any five GUI controls that we can use in Java.</text:p>
        </text:list-item>
      </text:list>
      <text:p text:style-name="P3"/>
      <text:p text:style-name="P3">Jmenu<text:tab/>-<text:tab/>Allows for the programmer to display multiple Options. An example of <text:tab/><text:tab/><text:tab/>this: the drop down menue in this windowed browser. Input “alt+f” on <text:tab/><text:tab/><text:tab/>any window within any windows operating machine, and you should get <text:tab/><text:tab/><text:tab/>some options regarding the program you are running.</text:p>
      <text:p text:style-name="P3">JSlider<text:tab/>-<text:tab/>A easy visual way to input a numerical value. An example of this: the <text:tab/><text:tab/><text:tab/>color pallet on “Paint” programs. When choosing a new color for a color <text:tab/><text:tab/><text:tab/>plate, you can have the option of making that color closet to the white <text:tab/><text:tab/><text:tab/>color spectrum, or the black color spectrum. Usualy there is a slider to <text:tab/><text:tab/><text:tab/>help the user indicate where exactly their color lies within the White <text:tab/><text:tab/><text:tab/>and Black spectrum.</text:p>
      <text:p text:style-name="P3"><text:soft-page-break/>JcheckBox<text:tab/>-<text:tab/>A visual way for the user to check a feature. Usually its associated with <text:tab/><text:tab/><text:tab/>selecting a feature the programmer has given as an option for the user <text:tab/><text:tab/><text:tab/>to have. An example of this: On a online questionnaire, the user can be <text:tab/><text:tab/><text:tab/>asked if they have children, if yes, check the box. By checking the box, <text:tab/><text:tab/><text:tab/>the user can verify that he has children.</text:p>
      <text:p text:style-name="P3">JTextField<text:tab/>-<text:tab/>Allows the user to input text. Sometimes these are used for the user to <text:tab/><text:tab/><text:tab/>answer questions like, what is your name, or input your age, etc.</text:p>
      <text:p text:style-name="P3"/>
      <text:p text:style-name="P3">JRadioButton-<text:tab/>A visual way for the user to check a feature. Unlike the checkbox, only <text:tab/><text:tab/><text:tab/>one feature can be selected when you have a radio button. An example <text:tab/><text:tab/><text:tab/>of this if when the programmer ask the user if they are male of female. <text:tab/><text:tab/><text:tab/>The user cannot be both, so this question is best answered with a radio <text:tab/><text:tab/><text:tab/>box.</text:p>
      <text:list xml:id="list40361659" text:continue-numbering="true" text:style-name="WWNum1">
        <text:list-item>
          <text:p text:style-name="P6">(5 points) Explain what is an anonymous object and why would we want to use them.<text:bookmark text:name="_GoBack"/></text:p>
        </text:list-item>
      </text:list>
      <text:p text:style-name="P3">Anonymous Object <text:s/>can only be used once. They cannot be used multiple times.</text:p>
      <text:p text:style-name="List_20_Paragraph">In GUI applications, an Anonymous Object can be something like <text:s/>a pixel size of a window or a declaration to a view method. These are objects that their respective methods will only access once. They are intended to be used as private objects that can only be used o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style:font-name="Calibri" style:font-name-asian="Calibri1" style:font-name-complex="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onrad</meta:initial-creator>
    <dc:creator>Mauricio S. Perez</dc:creator>
    <meta:editing-cycles>19</meta:editing-cycles>
    <meta:creation-date>2016-03-03T17:01:00</meta:creation-date>
    <dc:date>2016-03-07T20:17:01.23</dc:date>
    <meta:editing-duration>PT1H33M7S</meta:editing-duration>
    <meta:generator>OpenOffice/4.1.2$Win32 OpenOffice.org_project/412m3$Build-9782</meta:generator>
    <meta:document-statistic meta:table-count="0" meta:image-count="0" meta:object-count="0" meta:page-count="2" meta:paragraph-count="16" meta:word-count="657" meta:character-count="36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